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0.499cm"/>
    </style:style>
    <style:style style:name="gr9" style:family="graphic" style:parent-style-name="standard">
      <style:graphic-properties draw:stroke="none" svg:stroke-color="#000000" draw:fill="none" draw:fill-color="#ffffff" fo:min-height="2.251cm"/>
    </style:style>
    <style:style style:name="gr10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8.5cm" svg:height="5.5cm" svg:x="0.339cm" svg:y="10.602cm">
          <text:p text:style-name="P3"/>
        </draw:rect>
        <draw:rect draw:style-name="gr1" draw:text-style-name="P1" draw:layer="layout" svg:width="28.5cm" svg:height="3.5cm" svg:x="0.339cm" svg:y="6.602cm">
          <text:p text:style-name="P3"/>
        </draw:rect>
        <draw:rect draw:style-name="gr1" draw:text-style-name="P1" draw:layer="layout" svg:width="28.5cm" svg:height="1.5cm" svg:x="0.339cm" svg:y="4.602cm">
          <text:p text:style-name="P3"/>
        </draw:rect>
        <draw:rect draw:style-name="gr1" draw:text-style-name="P1" draw:layer="layout" svg:width="28.5cm" svg:height="1.5cm" svg:x="0.339cm" svg:y="2.602cm">
          <text:p text:style-name="P3"/>
        </draw:rect>
        <draw:rect draw:style-name="gr1" draw:text-style-name="P1" draw:layer="layout" svg:width="28.5cm" svg:height="1.767cm" svg:x="0.339cm" svg:y="0.335cm">
          <text:p text:style-name="P3"/>
        </draw:rect>
        <draw:frame draw:style-name="gr2" draw:text-style-name="P2" draw:layer="layout" svg:width="5.5cm" svg:height="1.75cm" svg:x="0.339cm" svg:y="1.352cm">
          <draw:text-box>
            <text:p text:style-name="P2">Préchiffrage</text:p>
          </draw:text-box>
        </draw:frame>
        <draw:frame draw:style-name="gr2" draw:text-style-name="P2" draw:layer="layout" svg:width="5.5cm" svg:height="1.75cm" svg:x="0.339cm" svg:y="2.852cm">
          <draw:text-box>
            <text:p text:style-name="P2">Développement Paillasse</text:p>
          </draw:text-box>
        </draw:frame>
        <draw:frame draw:style-name="gr2" draw:text-style-name="P2" draw:layer="layout" svg:width="5.5cm" svg:height="1.75cm" svg:x="0.339cm" svg:y="5.102cm">
          <draw:text-box>
            <text:p text:style-name="P2">Validation Interne</text:p>
          </draw:text-box>
        </draw:frame>
        <draw:frame draw:style-name="gr2" draw:text-style-name="P2" draw:layer="layout" svg:width="5.5cm" svg:height="1.75cm" svg:x="0.339cm" svg:y="6.602cm">
          <draw:text-box>
            <text:p text:style-name="P2">Validation Client</text:p>
          </draw:text-box>
        </draw:frame>
        <draw:frame draw:style-name="gr3" draw:text-style-name="P2" draw:layer="layout" svg:width="7cm" svg:height="1cm" svg:x="0.339cm" svg:y="10.602cm">
          <draw:text-box>
            <text:p text:style-name="P2">Transfert industriel</text:p>
          </draw:text-box>
        </draw:frame>
        <draw:frame draw:style-name="gr2" draw:text-style-name="P2" draw:layer="layout" svg:width="5.5cm" svg:height="1.75cm" svg:x="0.839cm" svg:y="17.602cm">
          <draw:text-box>
            <text:p text:style-name="P2">Production</text:p>
          </draw:text-box>
        </draw:frame>
        <draw:frame draw:style-name="gr4" draw:text-style-name="P2" draw:layer="layout" svg:width="3.8cm" svg:height="0.759cm" svg:x="7.339cm" svg:y="0.872cm">
          <draw:text-box>
            <text:p text:style-name="P2">Nouvelle recette</text:p>
          </draw:text-box>
        </draw:frame>
        <draw:frame draw:style-name="gr4" draw:text-style-name="P2" draw:layer="layout" svg:width="6.001cm" svg:height="1.267cm" svg:x="12.713cm" svg:y="0.835cm">
          <draw:text-box>
            <text:p text:style-name="P2">Copie à partir d'une recette</text:p>
            <text:p text:style-name="P2"><text:s/>déjà existante</text:p>
          </draw:text-box>
        </draw:frame>
        <draw:frame draw:style-name="gr5" draw:text-style-name="P2" draw:layer="layout" svg:width="6.49cm" svg:height="2.25cm" svg:x="22.839cm" svg:y="1.102cm">
          <draw:text-box>
            <text:p text:style-name="P2">Indice 0 version 1</text:p>
          </draw:text-box>
        </draw:frame>
        <draw:frame draw:style-name="gr5" draw:text-style-name="P2" draw:layer="layout" svg:width="11.5cm" svg:height="2.25cm" svg:x="7.839cm" svg:y="2.602cm">
          <draw:text-box>
            <text:p text:style-name="P2">Modification de la recette</text:p>
            <text:p text:style-name="P2">Visualisation d'Ordre de Fabrication</text:p>
            <text:p text:style-name="P2"/>
          </draw:text-box>
        </draw:frame>
        <draw:frame draw:style-name="gr5" draw:text-style-name="P2" draw:layer="layout" svg:width="6.49cm" svg:height="2.25cm" svg:x="22.839cm" svg:y="2.852cm">
          <draw:text-box>
            <text:p text:style-name="P2">Indice 0 version 1</text:p>
          </draw:text-box>
        </draw:frame>
        <draw:frame draw:style-name="gr5" draw:text-style-name="P2" draw:layer="layout" svg:width="11.5cm" svg:height="2.25cm" svg:x="7.839cm" svg:y="4.852cm">
          <draw:text-box>
            <text:p text:style-name="P2">Modification de la recette</text:p>
            <text:p text:style-name="P2">Répartition des ingrédients</text:p>
          </draw:text-box>
        </draw:frame>
        <draw:frame draw:style-name="gr5" draw:text-style-name="P2" draw:layer="layout" svg:width="6.49cm" svg:height="2.25cm" svg:x="22.839cm" svg:y="4.852cm">
          <draw:text-box>
            <text:p text:style-name="P2">Indice 0 version 1</text:p>
          </draw:text-box>
        </draw:frame>
        <draw:frame draw:style-name="gr6" draw:text-style-name="P2" draw:layer="layout" svg:width="11.5cm" svg:height="1.5cm" svg:x="7.839cm" svg:y="7.352cm">
          <draw:text-box>
            <text:p text:style-name="P2">Validation de la recette</text:p>
          </draw:text-box>
        </draw:frame>
        <draw:frame draw:style-name="gr5" draw:text-style-name="P2" draw:layer="layout" svg:width="6.49cm" svg:height="2.25cm" svg:x="22.839cm" svg:y="7.352cm">
          <draw:text-box>
            <text:p text:style-name="P2">Indice 0 version 1</text:p>
            <text:p text:style-name="P2">(validée)</text:p>
          </draw:text-box>
        </draw:frame>
        <draw:frame draw:style-name="gr6" draw:text-style-name="P2" draw:layer="layout" svg:width="11.5cm" svg:height="1.5cm" svg:x="7.839cm" svg:y="9.102cm">
          <draw:text-box>
            <text:p text:style-name="P2">Création dans Agrologic</text:p>
          </draw:text-box>
        </draw:frame>
        <draw:frame draw:style-name="gr7" draw:text-style-name="P2" draw:layer="layout" svg:width="6.49cm" svg:height="1.25cm" svg:x="22.839cm" svg:y="8.852cm">
          <draw:text-box>
            <text:p text:style-name="P2">Indice 1 version 0</text:p>
          </draw:text-box>
        </draw:frame>
        <draw:frame draw:style-name="gr5" draw:text-style-name="P2" draw:layer="layout" svg:width="11.5cm" svg:height="2.25cm" svg:x="7.839cm" svg:y="12.102cm">
          <draw:text-box>
            <text:p text:style-name="P2">Modification de la recette</text:p>
            <text:p text:style-name="P2"/>
            <text:p text:style-name="P2">Répartition des ingrédients</text:p>
          </draw:text-box>
        </draw:frame>
        <draw:frame draw:style-name="gr5" draw:text-style-name="P2" draw:layer="layout" svg:width="6.49cm" svg:height="2.25cm" svg:x="22.839cm" svg:y="11.852cm">
          <draw:text-box>
            <text:p text:style-name="P2">Indice 1 version 1</text:p>
          </draw:text-box>
        </draw:frame>
        <draw:frame draw:style-name="gr6" draw:text-style-name="P2" draw:layer="layout" svg:width="11.5cm" svg:height="1.5cm" svg:x="7.839cm" svg:y="14.352cm">
          <draw:text-box>
            <text:p text:style-name="P2">Validation de la recette</text:p>
          </draw:text-box>
        </draw:frame>
        <draw:frame draw:style-name="gr5" draw:text-style-name="P2" draw:layer="layout" svg:width="6.49cm" svg:height="2.25cm" svg:x="22.839cm" svg:y="14.352cm">
          <draw:text-box>
            <text:p text:style-name="P2">Indice 1 version 1</text:p>
            <text:p text:style-name="P2">(validée)</text:p>
          </draw:text-box>
        </draw:frame>
        <draw:frame draw:style-name="gr5" draw:text-style-name="P2" draw:layer="layout" svg:width="4cm" svg:height="2.25cm" svg:x="1.339cm" svg:y="13.352cm">
          <draw:text-box>
            <text:p text:style-name="P2">Si necessaire</text:p>
          </draw:text-box>
        </draw:frame>
        <draw:rect draw:style-name="gr1" draw:text-style-name="P1" draw:layer="layout" svg:width="28.5cm" svg:height="1.5cm" svg:x="0.339cm" svg:y="17.552cm">
          <text:p text:style-name="P3"/>
        </draw:rect>
        <draw:frame draw:style-name="gr6" draw:text-style-name="P2" draw:layer="layout" svg:width="11.5cm" svg:height="1.5cm" svg:x="7.349cm" svg:y="18.052cm">
          <draw:text-box>
            <text:p text:style-name="P2">Mise à jour dans Agrologic</text:p>
          </draw:text-box>
        </draw:frame>
        <draw:frame draw:style-name="gr7" draw:text-style-name="P2" draw:layer="layout" svg:width="6.49cm" svg:height="1.25cm" svg:x="22.349cm" svg:y="18.053cm">
          <draw:text-box>
            <text:p text:style-name="P2">Indice X+2 version 0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8.5cm" svg:height="1.5cm" svg:x="0.339cm" svg:y="9.602cm">
          <text:p text:style-name="P3"/>
        </draw:rect>
        <draw:rect draw:style-name="gr1" draw:text-style-name="P1" draw:layer="layout" svg:width="28.5cm" svg:height="1.5cm" svg:x="0.339cm" svg:y="16.851cm">
          <text:p text:style-name="P3"/>
        </draw:rect>
        <draw:rect draw:style-name="gr1" draw:text-style-name="P1" draw:layer="layout" svg:width="28.5cm" svg:height="4.5cm" svg:x="0.339cm" svg:y="11.602cm">
          <text:p text:style-name="P3"/>
        </draw:rect>
        <draw:rect draw:style-name="gr1" draw:text-style-name="P1" draw:layer="layout" svg:width="28.5cm" svg:height="2.5cm" svg:x="0.339cm" svg:y="6.602cm">
          <text:p text:style-name="P3"/>
        </draw:rect>
        <draw:rect draw:style-name="gr1" draw:text-style-name="P1" draw:layer="layout" svg:width="28.5cm" svg:height="1.5cm" svg:x="0.339cm" svg:y="4.603cm">
          <text:p text:style-name="P3"/>
        </draw:rect>
        <draw:rect draw:style-name="gr1" draw:text-style-name="P1" draw:layer="layout" svg:width="28.5cm" svg:height="1.5cm" svg:x="0.339cm" svg:y="2.603cm">
          <text:p text:style-name="P3"/>
        </draw:rect>
        <draw:rect draw:style-name="gr1" draw:text-style-name="P1" draw:layer="layout" svg:width="28.5cm" svg:height="1.767cm" svg:x="0.339cm" svg:y="0.336cm">
          <text:p text:style-name="P3"/>
        </draw:rect>
        <draw:frame draw:style-name="gr2" draw:text-style-name="P2" draw:layer="layout" svg:width="5.5cm" svg:height="1.75cm" svg:x="0.339cm" svg:y="0.852cm">
          <draw:text-box>
            <text:p text:style-name="P2">Préchiffrage</text:p>
          </draw:text-box>
        </draw:frame>
        <draw:frame draw:style-name="gr2" draw:text-style-name="P2" draw:layer="layout" svg:width="5.5cm" svg:height="1.75cm" svg:x="0.339cm" svg:y="2.853cm">
          <draw:text-box>
            <text:p text:style-name="P2">Développement Paillasse</text:p>
          </draw:text-box>
        </draw:frame>
        <draw:frame draw:style-name="gr2" draw:text-style-name="P2" draw:layer="layout" svg:width="5.5cm" svg:height="1.75cm" svg:x="0.339cm" svg:y="5.103cm">
          <draw:text-box>
            <text:p text:style-name="P2">Validation Interne</text:p>
          </draw:text-box>
        </draw:frame>
        <draw:frame draw:style-name="gr2" draw:text-style-name="P2" draw:layer="layout" svg:width="5.5cm" svg:height="1.75cm" svg:x="0.339cm" svg:y="6.602cm">
          <draw:text-box>
            <text:p text:style-name="P2">Validation Client</text:p>
          </draw:text-box>
        </draw:frame>
        <draw:frame draw:style-name="gr3" draw:text-style-name="P2" draw:layer="layout" svg:width="7cm" svg:height="1cm" svg:x="0.339cm" svg:y="10.102cm">
          <draw:text-box>
            <text:p text:style-name="P2">Transfert industriel</text:p>
          </draw:text-box>
        </draw:frame>
        <draw:frame draw:style-name="gr2" draw:text-style-name="P2" draw:layer="layout" svg:width="5.5cm" svg:height="1.75cm" svg:x="0.839cm" svg:y="17.352cm">
          <draw:text-box>
            <text:p text:style-name="P2">Production</text:p>
          </draw:text-box>
        </draw:frame>
        <draw:frame draw:style-name="gr5" draw:text-style-name="P2" draw:layer="layout" svg:width="6.49cm" svg:height="2.25cm" svg:x="22.839cm" svg:y="0.352cm">
          <draw:text-box>
            <text:p text:style-name="P2">Indice X version 1</text:p>
            <text:p text:style-name="P2">Indice X version 2</text:p>
            <text:p text:style-name="P2">Indice X version n</text:p>
          </draw:text-box>
        </draw:frame>
        <draw:frame draw:style-name="gr5" draw:text-style-name="P2" draw:layer="layout" svg:width="6.49cm" svg:height="2.25cm" svg:x="22.839cm" svg:y="2.853cm">
          <draw:text-box>
            <text:p text:style-name="P2">Indice X version n</text:p>
          </draw:text-box>
        </draw:frame>
        <draw:frame draw:style-name="gr5" draw:text-style-name="P2" draw:layer="layout" svg:width="11.5cm" svg:height="2.25cm" svg:x="7.839cm" svg:y="4.853cm">
          <draw:text-box>
            <text:p text:style-name="P2">Modification de la recette</text:p>
            <text:p text:style-name="P2">Répartition des ingrédients</text:p>
          </draw:text-box>
        </draw:frame>
        <draw:frame draw:style-name="gr8" draw:text-style-name="P2" draw:layer="layout" svg:width="5cm" svg:height="0.759cm" svg:x="22.839cm" svg:y="4.853cm">
          <draw:text-box>
            <text:p text:style-name="P2">Indice X version n</text:p>
          </draw:text-box>
        </draw:frame>
        <draw:frame draw:style-name="gr6" draw:text-style-name="P2" draw:layer="layout" svg:width="11.5cm" svg:height="1.5cm" svg:x="7.839cm" svg:y="7.102cm">
          <draw:text-box>
            <text:p text:style-name="P2">Validation de la recette</text:p>
          </draw:text-box>
        </draw:frame>
        <draw:frame draw:style-name="gr9" draw:text-style-name="P2" draw:layer="layout" svg:width="6.49cm" svg:height="2.501cm" svg:x="22.839cm" svg:y="6.811cm">
          <draw:text-box>
            <text:p text:style-name="P2">Indice X version n</text:p>
            <text:p text:style-name="P2">(validée) </text:p>
            <text:p text:style-name="P2">Les autres version sont vérrouillées</text:p>
          </draw:text-box>
        </draw:frame>
        <draw:frame draw:style-name="gr6" draw:text-style-name="P2" draw:layer="layout" svg:width="11.5cm" svg:height="1.5cm" svg:x="7.839cm" svg:y="10.102cm">
          <draw:text-box>
            <text:p text:style-name="P2">Création dans Agrologic</text:p>
          </draw:text-box>
        </draw:frame>
        <draw:frame draw:style-name="gr7" draw:text-style-name="P2" draw:layer="layout" svg:width="6.49cm" svg:height="1.25cm" svg:x="22.839cm" svg:y="9.851cm">
          <draw:text-box>
            <text:p text:style-name="P2">Indice X+1 version 0</text:p>
          </draw:text-box>
        </draw:frame>
        <draw:frame draw:style-name="gr5" draw:text-style-name="P2" draw:layer="layout" svg:width="11.5cm" svg:height="2.25cm" svg:x="7.839cm" svg:y="12.103cm">
          <draw:text-box>
            <text:p text:style-name="P2">Modification de la recette</text:p>
            <text:p text:style-name="P2"/>
            <text:p text:style-name="P2">Répartition des ingrédients</text:p>
          </draw:text-box>
        </draw:frame>
        <draw:frame draw:style-name="gr5" draw:text-style-name="P2" draw:layer="layout" svg:width="6.49cm" svg:height="2.25cm" svg:x="22.839cm" svg:y="11.853cm">
          <draw:text-box>
            <text:p text:style-name="P2">Indice X+1 version 1</text:p>
          </draw:text-box>
        </draw:frame>
        <draw:frame draw:style-name="gr6" draw:text-style-name="P2" draw:layer="layout" svg:width="11.5cm" svg:height="1.5cm" svg:x="7.839cm" svg:y="14.353cm">
          <draw:text-box>
            <text:p text:style-name="P2">Validation de la recette</text:p>
          </draw:text-box>
        </draw:frame>
        <draw:frame draw:style-name="gr5" draw:text-style-name="P2" draw:layer="layout" svg:width="6.49cm" svg:height="2.25cm" svg:x="22.839cm" svg:y="14.353cm">
          <draw:text-box>
            <text:p text:style-name="P2">Indice X+1 version 1</text:p>
            <text:p text:style-name="P2">(validée)</text:p>
          </draw:text-box>
        </draw:frame>
        <draw:frame draw:style-name="gr10" draw:text-style-name="P2" draw:layer="layout" svg:width="5.5cm" svg:height="4.5cm" svg:x="0.839cm" svg:y="12.102cm">
          <draw:text-box>
            <text:p text:style-name="P2">Si nécessaire ajustement de la recette en la modifiant à nouveau</text:p>
          </draw:text-box>
        </draw:frame>
        <draw:frame draw:style-name="gr4" draw:layer="layout" svg:width="8.998cm" svg:height="0.963cm" svg:x="8.339cm" svg:y="0.602cm">
          <draw:text-box>
            <text:p text:style-name="P3">Création d'un nouvelle version</text:p>
          </draw:text-box>
        </draw:frame>
        <draw:frame draw:style-name="gr6" draw:text-style-name="P2" draw:layer="layout" svg:width="11.5cm" svg:height="1.5cm" svg:x="7.349cm" svg:y="17.351cm">
          <draw:text-box>
            <text:p text:style-name="P2">Mise à jour dans Agrologic</text:p>
          </draw:text-box>
        </draw:frame>
        <draw:frame draw:style-name="gr7" draw:text-style-name="P2" draw:layer="layout" svg:width="6.49cm" svg:height="1.25cm" svg:x="22.349cm" svg:y="17.352cm">
          <draw:text-box>
            <text:p text:style-name="P2">Indice X+2 version 0</text:p>
          </draw:text-box>
        </draw:frame>
        <draw:frame draw:style-name="gr5" draw:text-style-name="P2" draw:layer="layout" svg:width="11.5cm" svg:height="2.25cm" svg:x="7.839cm" svg:y="2.602cm">
          <draw:text-box>
            <text:p text:style-name="P2">Modification de la recette</text:p>
            <text:p text:style-name="P2">Visualisation d'Ordre de Fabrication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197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User Agis</meta:initial-creator>
    <meta:creation-date>2005-12-13T14:03:29</meta:creation-date>
    <dc:creator>User Agis</dc:creator>
    <dc:date>2005-12-13T14:30:26</dc:date>
    <dc:language>fr-FR</dc:language>
    <meta:editing-cycles>3</meta:editing-cycles>
    <meta:editing-duration>PT11M15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